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8496" calcext:value-type="float">
            <text:p>49.6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9096" calcext:value-type="float">
            <text:p>49.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3176" calcext:value-type="float">
            <text:p>49.0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8048" calcext:value-type="float">
            <text:p>47.6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0216" calcext:value-type="float">
            <text:p>48.2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8488" calcext:value-type="float">
            <text:p>47.3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7636" calcext:value-type="float">
            <text:p>47.0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9576" calcext:value-type="float">
            <text:p>46.8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32776" calcext:value-type="float">
            <text:p>45.8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4328" calcext:value-type="float">
            <text:p>44.5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2888" calcext:value-type="float">
            <text:p>40.6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7968" calcext:value-type="float">
            <text:p>39.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4712" calcext:value-type="float">
            <text:p>39.2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0473</text:p>
          </table:table-cell>
          <table:table-cell office:value-type="string" calcext:value-type="string">
            <text:p>9N 39W 23A:47714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